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fo:language="en" fo:country="US" fo:font-weight="normal" officeooo:rsid="001c5318" officeooo:paragraph-rsid="000f584c" style:font-weight-asian="normal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fo:language="en" fo:country="US" fo:font-weight="normal" officeooo:rsid="00117df5" officeooo:paragraph-rsid="000f584c" style:font-weight-asian="normal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language="en" fo:country="US" fo:font-weight="normal" officeooo:rsid="003969bd" officeooo:paragraph-rsid="000f584c" style:font-weight-asian="normal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fo:language="en" fo:country="US" fo:font-weight="normal" officeooo:rsid="0033a6db" officeooo:paragraph-rsid="000f584c" style:font-weight-asian="normal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fo:language="en" fo:country="US" fo:font-weight="normal" officeooo:rsid="0033ca12" officeooo:paragraph-rsid="000f584c" style:font-weight-asian="normal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fo:language="en" fo:country="US" fo:font-weight="normal" officeooo:rsid="003bf860" officeooo:paragraph-rsid="000f584c" style:font-weight-asian="normal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fo:language="en" fo:country="US" fo:font-weight="bold" officeooo:rsid="003df065" officeooo:paragraph-rsid="000f584c" style:font-weight-asian="bold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fo:language="en" fo:country="US" fo:font-weight="bold" officeooo:rsid="003eb425" officeooo:paragraph-rsid="000f584c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fo:language="en" fo:country="US" officeooo:rsid="0033dc7c" officeooo:paragraph-rsid="000f584c"/>
    </style:style>
    <style:style style:name="P10" style:family="paragraph" style:parent-style-name="Standard">
      <style:paragraph-properties fo:margin-top="0.101cm" fo:margin-bottom="0.101cm" loext:contextual-spacing="false"/>
      <style:text-properties fo:language="en" fo:country="US" officeooo:rsid="003969bd" officeooo:paragraph-rsid="000f584c"/>
    </style:style>
    <style:style style:name="P11" style:family="paragraph" style:parent-style-name="Standard">
      <style:paragraph-properties fo:margin-top="0.101cm" fo:margin-bottom="0.101cm" loext:contextual-spacing="false"/>
      <style:text-properties fo:language="en" fo:country="US" officeooo:rsid="00362ca1" officeooo:paragraph-rsid="000f584c"/>
    </style:style>
    <style:style style:name="P12" style:family="paragraph" style:parent-style-name="Standard">
      <style:paragraph-properties fo:margin-top="0.101cm" fo:margin-bottom="0.101cm" loext:contextual-spacing="false"/>
      <style:text-properties fo:language="en" fo:country="US" officeooo:rsid="0036e8ec" officeooo:paragraph-rsid="000f584c"/>
    </style:style>
    <style:style style:name="P13" style:family="paragraph" style:parent-style-name="Standard">
      <style:paragraph-properties fo:margin-top="0.101cm" fo:margin-bottom="0.101cm" loext:contextual-spacing="false"/>
      <style:text-properties fo:language="en" fo:country="US" officeooo:rsid="00372f29" officeooo:paragraph-rsid="000f584c"/>
    </style:style>
    <style:style style:name="P14" style:family="paragraph" style:parent-style-name="Standard">
      <style:paragraph-properties fo:margin-top="0.101cm" fo:margin-bottom="0.101cm" loext:contextual-spacing="false"/>
      <style:text-properties fo:language="en" fo:country="US" officeooo:rsid="00388650" officeooo:paragraph-rsid="000f584c"/>
    </style:style>
    <style:style style:name="P15" style:family="paragraph" style:parent-style-name="Standard">
      <style:paragraph-properties fo:margin-top="0.101cm" fo:margin-bottom="0.101cm" loext:contextual-spacing="false"/>
      <style:text-properties fo:language="en" fo:country="US" fo:font-style="normal" fo:font-weight="normal" officeooo:rsid="003bf860" officeooo:paragraph-rsid="000f584c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margin-top="0.101cm" fo:margin-bottom="0.101cm" loext:contextual-spacing="false"/>
      <style:text-properties fo:language="en" fo:country="US" fo:font-weight="normal" officeooo:rsid="003af07b" officeooo:paragraph-rsid="000f584c" style:font-weight-asian="normal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fo:language="en" fo:country="US" fo:font-weight="normal" officeooo:rsid="00117df5" officeooo:paragraph-rsid="000f584c" style:font-weight-asian="normal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fo:language="en" fo:country="US" fo:font-weight="normal" officeooo:rsid="0011f3da" officeooo:paragraph-rsid="0011f3da" style:font-weight-asian="normal" style:font-weight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fo:language="en" fo:country="US" fo:font-weight="bold" officeooo:rsid="0011f3da" officeooo:paragraph-rsid="0011f3da" style:font-weight-asian="bold" style:font-weight-complex="bold"/>
    </style:style>
    <style:style style:name="T1" style:family="text">
      <style:text-properties officeooo:rsid="0036e8ec"/>
    </style:style>
    <style:style style:name="T2" style:family="text">
      <style:text-properties officeooo:rsid="003427d9"/>
    </style:style>
    <style:style style:name="T3" style:family="text">
      <style:text-properties officeooo:rsid="003af07b"/>
    </style:style>
    <style:style style:name="T4" style:family="text">
      <style:text-properties officeooo:rsid="0033ca12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9">INLEDNING</text:p>
      <text:p text:style-name="P7">Background</text:p>
      <text:p text:style-name="P9">Bitcraze is a company in Malmö that amongst other things developed a tiny drone <text:span text:style-name="T1">weighing</text:span> in at 27 grams <text:span text:style-name="T2">called CrazyFlie. The CrazyFlie is an open source software and hardware platform intended for use in prototype development, learning and toy making.</text:span></text:p>
      <text:p text:style-name="P10">To control the CrazyFlie, a usb radio dongle called CrazyRadio was developed.</text:p>
      <text:p text:style-name="P11">Bitcraze is interested in controlling a multitude of drones at the same time using <text:span text:style-name="T1">the a small radio frequency band and similar, if not the same, adress for multiple drones.</text:span></text:p>
      <text:p text:style-name="P12">Customers interested in Bitcraze’s drones want to be able to control swaths of them in aerobatic maneuvers.</text:p>
      <text:p text:style-name="P13">To solve this issue encrypting the communication to the drones will allow each drone to get specific commands to enact. Encryption will be done using WolfSSL and Cryptography, two libraries in C and Python respectivly.</text:p>
      <text:p text:style-name="P14">WolfSSL library developed by WolfSSL was chosen because it has the smalles possible memory footprint of the other available options, it also supports AES-GCM witch is the preferred method of encryption for this project.</text:p>
      <text:p text:style-name="P14">Cryptography library developed by Python Cryptographic Authority was chosen because it was the only available option at the time of writing for AES-GCM stand-alone functionality.</text:p>
      <text:p text:style-name="P7">Purpose</text:p>
      <text:p text:style-name="P2">Kryptera kommunikationen mellan drönaren och en radio station är användbart då vi vill kunna styra en individuell drönare när vi har kontakt med flera drönare samtidigt. Att styra en individ i en svärm.</text:p>
      <text:p text:style-name="P3">Encrypting the communication between the CrazyFlie and the CrazyRadio has a multitude of uses. It solves the issue of controlling a single drone in an enclosed space with other drones nearby. Encryption hopefully minimises the <text:span text:style-name="T3">posibility of the drone getting hijacked.</text:span></text:p>
      <text:p text:style-name="P2"/>
      <text:p text:style-name="P7">Goals</text:p>
      <text:p text:style-name="P4">All data, <text:span text:style-name="T4">with a few exceptions,</text:span> sent between the CrazyFlie and the CrazyRadio should be encrypted with AES 128-<text:span text:style-name="T3">bit</text:span> GCM. </text:p>
      <text:p text:style-name="P5">The exceptions are as follows:<text:line-break/>Flashing the firmware through the radio.<text:line-break/>Signal strength message from the drone to the radio.<text:line-break/>ADDITIONAL EXCEPTIONS WILL BE ADDED WHEN <text:span text:style-name="T3">or IF</text:span> I FIND THEM.</text:p>
      <text:p text:style-name="P2"/>
      <text:p text:style-name="P7">Problem definition</text:p>
      <text:list xml:id="list7371963545347256558" text:style-name="L1">
        <text:list-item>
          <text:p text:style-name="P16">Is the communication between the CrazyFlie and the CrazyRadio encrypted?</text:p>
        </text:list-item>
        <text:list-item>
          <text:p text:style-name="P16">Is it possible to control individual CrazyFlie drones on the same radio channel using different keys?</text:p>
        </text:list-item>
      </text:list>
      <text:p text:style-name="P2"/>
      <text:p text:style-name="P7">Motivation</text:p>
      <text:p text:style-name="P15">Bitcraze is interested in the encryption of data between the CrazyFlie and the CrazyRadio first and foremost to minimize the possibility of the drone getting hijacked by unwanted people. Another <text:soft-page-break/>reason for encryption is controlling multiple drones individually. Maximizing the use of each radio frequency is also a priority when dealing with the 2.4GHz band as it is publicly available.</text:p>
      <text:p text:style-name="P7">Scope limits</text:p>
      <text:p text:style-name="P6">The communitcation is to be encrypted using AES 128-bit Galois Counter Mode. Sharing of the key is limited to programming it in before flashing the drone. </text:p>
      <text:p text:style-name="P6">Plans were to use the Python GUI in conjunction with a USB cable to write the key on the drone without flashing it, this idea has been scoped out of this project but is highly probable to be programmed in at a later date.</text:p>
      <text:p text:style-name="P2"/>
      <text:p text:style-name="P19">HÄR SLUTAR INLEDNING</text:p>
      <text:p text:style-name="P19">TECHNICAL BACKGROUND</text:p>
      <text:p text:style-name="P19">METHODOLOGY</text:p>
      <text:p text:style-name="P18">KÄLLKRITIK</text:p>
      <text:p text:style-name="P19">ANALYS</text:p>
      <text:p text:style-name="P19">RESULTAT</text:p>
      <text:p text:style-name="P19">SLUTSATS</text:p>
      <text:p text:style-name="P18">reflektion över etiska aspekter</text:p>
      <text:p text:style-name="P18">framtida utvecklingsmöjligheter</text:p>
      <text:p text:style-name="P19">TERMINOLOGI</text:p>
      <text:p text:style-name="P19">KÄLLFÖRTÄCKNING</text:p>
      <text:p text:style-name="P19">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4:51:35.570000000</meta:creation-date>
    <meta:generator>LibreOffice/5.2.0.4$Windows_X86_64 LibreOffice_project/066b007f5ebcc236395c7d282ba488bca6720265</meta:generator>
    <dc:date>2017-06-27T16:42:53.897000000</dc:date>
    <meta:editing-duration>PT10H44M6S</meta:editing-duration>
    <meta:editing-cycles>3</meta:editing-cycles>
    <meta:document-statistic meta:table-count="0" meta:image-count="0" meta:object-count="0" meta:page-count="2" meta:paragraph-count="35" meta:word-count="505" meta:character-count="3188" meta:non-whitespace-character-count="2718"/>
  </office:meta>
</office:document-meta>
</file>